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_201028_FU_M23_T22_tuning" table:style-name="ta1">
        <table:shapes>
          <draw:frame draw:z-index="0" draw:style-name="gr1" draw:text-style-name="P1" svg:width="6.2988in" svg:height="3.5429in" svg:x="5.6717in" svg:y="0.2067in">
            <draw:object draw:notify-on-update-of-ranges="M_201028_FU_M23_T22_tuning.B1:M_201028_FU_M23_T22_tuning.B1 M_201028_FU_M23_T22_tuning.B2:M_201028_FU_M23_T22_tuning.B21 M_201028_FU_M23_T22_tuning.E1:M_201028_FU_M23_T22_tuning.E1 M_201028_FU_M23_T22_tuning.E2:M_201028_FU_M23_T22_tuning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lidation_Set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oherence</text:p>
          </table:table-cell>
          <table:table-cell office:value-type="string" calcext:value-type="string">
            <text:p>Perplexity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29680480896346" calcext:value-type="float">
            <text:p>-0.022968048089635</text:p>
          </table:table-cell>
          <table:table-cell office:value-type="float" office:value="-7.28275947041227" calcext:value-type="float">
            <text:p>-7.2827594704122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49226630357291" calcext:value-type="float">
            <text:p>-0.024922663035729</text:p>
          </table:table-cell>
          <table:table-cell office:value-type="float" office:value="-7.51893136051157" calcext:value-type="float">
            <text:p>-7.5189313605115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76091778736494" calcext:value-type="float">
            <text:p>-0.01760917787365</text:p>
          </table:table-cell>
          <table:table-cell office:value-type="float" office:value="-7.69748416348379" calcext:value-type="float">
            <text:p>-7.6974841634837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82880126886796" calcext:value-type="float">
            <text:p>-0.01828801268868</text:p>
          </table:table-cell>
          <table:table-cell office:value-type="float" office:value="-7.83703475915736" calcext:value-type="float">
            <text:p>-7.8370347591573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29460605214788" calcext:value-type="float">
            <text:p>-0.012946060521479</text:p>
          </table:table-cell>
          <table:table-cell office:value-type="float" office:value="-7.95027056701184" calcext:value-type="float">
            <text:p>-7.9502705670118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86810963181477" calcext:value-type="float">
            <text:p>-0.018681096318148</text:p>
          </table:table-cell>
          <table:table-cell office:value-type="float" office:value="-8.05595916170804" calcext:value-type="float">
            <text:p>-8.0559591617080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314870532566" calcext:value-type="float">
            <text:p>-0.02314870532566</text:p>
          </table:table-cell>
          <table:table-cell office:value-type="float" office:value="-8.14358050346273" calcext:value-type="float">
            <text:p>-8.1435805034627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68967295425478" calcext:value-type="float">
            <text:p>-0.016896729542548</text:p>
          </table:table-cell>
          <table:table-cell office:value-type="float" office:value="-8.32686588981936" calcext:value-type="float">
            <text:p>-8.3268658898193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87199199458661" calcext:value-type="float">
            <text:p>-0.018719919945866</text:p>
          </table:table-cell>
          <table:table-cell office:value-type="float" office:value="-9.31896889427154" calcext:value-type="float">
            <text:p>-9.3189688942715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85285470423089" calcext:value-type="float">
            <text:p>-0.018528547042309</text:p>
          </table:table-cell>
          <table:table-cell office:value-type="float" office:value="-11.0371983520356" calcext:value-type="float">
            <text:p>-11.037198352035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88432975467683" calcext:value-type="float">
            <text:p>-0.018843297546768</text:p>
          </table:table-cell>
          <table:table-cell office:value-type="float" office:value="-12.0868675963048" calcext:value-type="float">
            <text:p>-12.086867596304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25779340052931" calcext:value-type="float">
            <text:p>-0.022577934005293</text:p>
          </table:table-cell>
          <table:table-cell office:value-type="float" office:value="-12.6236606845685" calcext:value-type="float">
            <text:p>-12.623660684568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33846194225951" calcext:value-type="float">
            <text:p>-0.023384619422595</text:p>
          </table:table-cell>
          <table:table-cell office:value-type="float" office:value="-12.8794552059008" calcext:value-type="float">
            <text:p>-12.879455205900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42876828878796" calcext:value-type="float">
            <text:p>-0.02428768288788</text:p>
          </table:table-cell>
          <table:table-cell office:value-type="float" office:value="-13.0352129703385" calcext:value-type="float">
            <text:p>-13.035212970338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307927705721724" calcext:value-type="float">
            <text:p>-0.030792770572172</text:p>
          </table:table-cell>
          <table:table-cell office:value-type="float" office:value="-13.1573800839601" calcext:value-type="float">
            <text:p>-13.157380083960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317365360659262" calcext:value-type="float">
            <text:p>-0.031736536065926</text:p>
          </table:table-cell>
          <table:table-cell office:value-type="float" office:value="-13.2555533087831" calcext:value-type="float">
            <text:p>-13.255553308783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368972925147253" calcext:value-type="float">
            <text:p>-0.036897292514725</text:p>
          </table:table-cell>
          <table:table-cell office:value-type="float" office:value="-13.3401875406151" calcext:value-type="float">
            <text:p>-13.340187540615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11705799748002" calcext:value-type="float">
            <text:p>-0.0411705799748</text:p>
          </table:table-cell>
          <table:table-cell office:value-type="float" office:value="-13.4156462129695" calcext:value-type="float">
            <text:p>-13.415646212969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10268109637101" calcext:value-type="float">
            <text:p>-0.04102681096371</text:p>
          </table:table-cell>
          <table:table-cell office:value-type="float" office:value="-13.5068982334463" calcext:value-type="float">
            <text:p>-13.506898233446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89122786142361" calcext:value-type="float">
            <text:p>-0.048912278614236</text:p>
          </table:table-cell>
          <table:table-cell office:value-type="float" office:value="-13.6596121357873" calcext:value-type="float">
            <text:p>-13.65961213578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30T09:11:19.173039760</dc:date>
    <meta:editing-duration>PT1M15S</meta:editing-duration>
    <meta:editing-cycles>1</meta:editing-cycles>
    <meta:document-statistic meta:table-count="1" meta:cell-count="126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4.201cm" style:legend-expansion="high" chart:style-name="ch2"/>
        <chart:plot-area chart:style-name="ch3" table:cell-range-address="M_201028_FU_M23_T22_tuning.B1:M_201028_FU_M23_T22_tuning.B21 M_201028_FU_M23_T22_tuning.E1:M_201028_FU_M23_T22_tuning.E21" chart:data-source-has-labels="both" svg:x="0.32cm" svg:y="0.18cm" svg:width="12.376cm" svg:height="8.64cm">
          <chartooo:coordinate-region svg:x="1.338cm" svg:y="0.378cm" svg:width="11.172cm" svg:height="8.243cm"/>
          <chart:axis chart:dimension="x" chart:name="primary-x" chart:style-name="ch4" chartooo:axis-type="auto">
            <chartooo:date-scale/>
            <chart:categories table:cell-range-address="M_201028_FU_M23_T22_tuning.B2:M_201028_FU_M23_T22_tuning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_201028_FU_M23_T22_tuning.E2:M_201028_FU_M23_T22_tuning.E21" chart:label-cell-address="M_201028_FU_M23_T22_tuning.E1:M_201028_FU_M23_T22_tuning.E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herence</text:p>
                <draw:g>
                  <svg:desc>M_201028_FU_M23_T22_tuning.E1:M_201028_FU_M23_T22_tuning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_201028_FU_M23_T22_tuning.B2:M_201028_FU_M23_T22_tuning.B21</svg:desc>
                </draw:g>
              </table:table-cell>
              <table:table-cell office:value-type="float" office:value="-0.0229680480896346">
                <text:p>-0.0229680480896346</text:p>
                <draw:g>
                  <svg:desc>M_201028_FU_M23_T22_tuning.E2:M_201028_FU_M23_T22_tuning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249226630357291">
                <text:p>-0.02492266303572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176091778736494">
                <text:p>-0.01760917787364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182880126886796">
                <text:p>-0.01828801268867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129460605214788">
                <text:p>-0.01294606052147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186810963181477">
                <text:p>-0.018681096318147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2314870532566">
                <text:p>-0.023148705325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0168967295425478">
                <text:p>-0.01689672954254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187199199458661">
                <text:p>-0.01871991994586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185285470423089">
                <text:p>-0.018528547042308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0188432975467683">
                <text:p>-0.01884329754676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0225779340052931">
                <text:p>-0.022577934005293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0233846194225951">
                <text:p>-0.023384619422595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0242876828878796">
                <text:p>-0.02428768288787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0307927705721724">
                <text:p>-0.030792770572172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0317365360659262">
                <text:p>-0.031736536065926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0368972925147253">
                <text:p>-0.036897292514725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0411705799748002">
                <text:p>-0.041170579974800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410268109637101">
                <text:p>-0.04102681096371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489122786142361">
                <text:p>-0.04891227861423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